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F0000000350E4E106EB8C169B.png" manifest:media-type="image/png"/>
  <manifest:file-entry manifest:full-path="Pictures/100000000000021B000000E0FFAE73F7ED71590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vers (WN)" svg:font-family="'Univers (WN)'" style:font-family-generic="roman" style:font-pitch="variable"/>
  </office:font-face-decls>
  <office:automatic-styles>
    <style:style style:name="Tabelle1" style:family="table">
      <style:table-properties style:width="16.252cm" fo:margin-left="0.25cm" fo:margin-top="0cm" fo:margin-bottom="0cm" table:align="left" style:writing-mode="page"/>
    </style:style>
    <style:style style:name="Tabelle1.A" style:family="table-column">
      <style:table-column-properties style:column-width="3.249cm"/>
    </style:style>
    <style:style style:name="Tabelle1.B" style:family="table-column">
      <style:table-column-properties style:column-width="4.002cm"/>
    </style:style>
    <style:style style:name="Tabelle1.C" style:family="table-column">
      <style:table-column-properties style:column-width="0.75cm"/>
    </style:style>
    <style:style style:name="Tabelle1.D" style:family="table-column">
      <style:table-column-properties style:column-width="3.498cm"/>
    </style:style>
    <style:style style:name="Tabelle1.E" style:family="table-column">
      <style:table-column-properties style:column-width="4.75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1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elle1.B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1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elle1.D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1.E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2" style:family="table">
      <style:table-properties style:width="16.245cm" fo:margin-left="0.25cm" fo:margin-top="0cm" fo:margin-bottom="0cm" table:align="left" style:writing-mode="page"/>
    </style:style>
    <style:style style:name="Tabelle2.A" style:family="table-column">
      <style:table-column-properties style:column-width="3.997cm"/>
    </style:style>
    <style:style style:name="Tabelle2.B" style:family="table-column">
      <style:table-column-properties style:column-width="12.247cm"/>
    </style:style>
    <style:style style:name="Tabelle2.1" style:family="table-row">
      <style:table-row-properties style:min-row-height="1.64cm" fo:keep-together="auto"/>
    </style:style>
    <style:style style:name="Tabel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2.2" style:family="table-row">
      <style:table-row-properties style:min-row-height="10.324cm" fo:keep-together="auto"/>
    </style:style>
    <style:style style:name="Tabelle2.3" style:family="table-row">
      <style:table-row-properties style:min-row-height="6.324cm" fo:keep-together="auto"/>
    </style:style>
    <style:style style:name="Tabelle2.4" style:family="table-row">
      <style:table-row-properties style:min-row-height="10.687cm" fo:keep-together="auto"/>
    </style:style>
    <style:style style:name="Tabelle2.5" style:family="table-row">
      <style:table-row-properties style:min-row-height="1.598cm" fo:keep-together="auto"/>
    </style:style>
    <style:style style:name="Tabelle2.6" style:family="table-row">
      <style:table-row-properties style:min-row-height="1.438cm" fo:keep-together="auto"/>
    </style:style>
    <style:style style:name="P1" style:family="paragraph" style:parent-style-name="Comment">
      <style:text-properties text:display="true"/>
    </style:style>
    <style:style style:name="P2" style:family="paragraph" style:parent-style-name="Comment">
      <style:paragraph-properties fo:line-height="150%"/>
    </style:style>
    <style:style style:name="P3" style:family="paragraph" style:parent-style-name="Kopfzeile-1-IT">
      <style:paragraph-properties fo:margin-top="0.176cm" fo:margin-bottom="0cm" style:contextual-spacing="false" fo:text-align="start" style:justify-single-word="false" fo:orphans="0" fo:widows="0"/>
    </style:style>
    <style:style style:name="P4" style:family="paragraph" style:parent-style-name="Kopfzeile-1-IT">
      <style:paragraph-properties fo:margin-top="0.635cm" fo:margin-bottom="0cm" style:contextual-spacing="false" fo:orphans="0" fo:widows="0"/>
    </style:style>
    <style:style style:name="P5" style:family="paragraph" style:parent-style-name="Kopfzeile-1-Logo">
      <style:paragraph-properties fo:margin-top="0cm" fo:margin-bottom="0cm" style:contextual-spacing="false" fo:orphans="0" fo:widows="0"/>
    </style:style>
    <style:style style:name="P6" style:family="paragraph" style:parent-style-name="PTabelle">
      <style:paragraph-properties fo:orphans="0" fo:widows="0"/>
    </style:style>
    <style:style style:name="P7" style:family="paragraph" style:parent-style-name="Standard">
      <style:paragraph-properties fo:margin-left="0.049cm" fo:margin-right="0cm" fo:margin-top="0.212cm" fo:margin-bottom="0.212cm" style:contextual-spacing="false" fo:orphans="0" fo:widows="0" fo:text-indent="-0.049cm" style:auto-text-indent="false">
        <style:tab-stops>
          <style:tab-stop style:position="4.004cm"/>
        </style:tab-stops>
      </style:paragraph-properties>
    </style:style>
    <style:style style:name="P8" style:family="paragraph" style:parent-style-name="Standard">
      <style:paragraph-properties fo:margin-left="0.049cm" fo:margin-right="0cm" fo:margin-top="0cm" fo:margin-bottom="0.212cm" style:contextual-spacing="false" fo:orphans="0" fo:widows="0" fo:text-indent="-0.049cm" style:auto-text-indent="false">
        <style:tab-stops>
          <style:tab-stop style:position="4.004cm"/>
        </style:tab-stops>
      </style:paragraph-properties>
    </style:style>
    <style:style style:name="P9" style:family="paragraph" style:parent-style-name="Standard">
      <style:paragraph-properties fo:margin-top="0cm" fo:margin-bottom="0.212cm" style:contextual-spacing="false" fo:orphans="0" fo:widows="0">
        <style:tab-stops>
          <style:tab-stop style:position="4.004cm"/>
        </style:tab-stops>
      </style:paragraph-properties>
    </style:style>
    <style:style style:name="P10" style:family="paragraph" style:parent-style-name="Standard">
      <loext:graphic-properties draw:fill="solid" draw:fill-color="#c0c0c0"/>
      <style:paragraph-properties fo:orphans="2" fo:widows="2" fo:background-color="#c0c0c0" fo:padding-left="0.141cm" fo:padding-right="0.141cm" fo:padding-top="0.035cm" fo:padding-bottom="0.035cm" fo:border="0.51pt solid #000000" style:shadow="none"/>
    </style:style>
    <style:style style:name="P11" style:family="paragraph" style:parent-style-name="Standard" style:list-style-name="WWNum1">
      <style:paragraph-properties fo:orphans="2" fo:widows="2"/>
    </style:style>
    <style:style style:name="P12" style:family="paragraph" style:parent-style-name="Standard">
      <style:paragraph-properties fo:margin-left="0.751cm" fo:margin-right="0cm" fo:line-height="150%" fo:text-indent="0cm" style:auto-text-indent="false">
        <style:tab-stops>
          <style:tab-stop style:position="10.252cm"/>
        </style:tab-stops>
      </style:paragraph-properties>
    </style:style>
    <style:style style:name="P13" style:family="paragraph" style:parent-style-name="Standard">
      <style:paragraph-properties fo:margin-left="0.751cm" fo:margin-right="0cm" fo:line-height="150%" fo:text-indent="0cm" style:auto-text-indent="false"/>
    </style:style>
    <style:style style:name="P14" style:family="paragraph" style:parent-style-name="Standard">
      <style:text-properties fo:font-size="10pt" style:font-size-asian="10pt"/>
    </style:style>
    <style:style style:name="P15" style:family="paragraph" style:parent-style-name="hb">
      <style:paragraph-properties fo:margin-top="0cm" fo:margin-bottom="0cm" style:contextual-spacing="false" fo:line-height="100%"/>
    </style:style>
    <style:style style:name="P16" style:family="paragraph" style:parent-style-name="hb">
      <style:paragraph-properties fo:margin-top="0cm" fo:margin-bottom="0cm" style:contextual-spacing="false" fo:line-height="100%"/>
      <style:text-properties fo:font-size="10pt" style:font-size-asian="10pt"/>
    </style:style>
    <style:style style:name="T1" style:family="text">
      <style:text-properties fo:color="#000000" loext:opacity="100%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fo:color="#000000" loext:opacity="100%" fo:font-size="8pt" style:font-size-asian="8pt" style:font-name-complex="Arial1" style:font-size-complex="8pt"/>
    </style:style>
    <style:style style:name="T3" style:family="text">
      <style:text-properties fo:color="#000000" loext:opacity="100%" fo:font-size="10pt" style:font-size-asian="10pt"/>
    </style:style>
    <style:style style:name="T4" style:family="text">
      <style:text-properties fo:color="#000000" loext:opacity="100%" fo:font-size="10pt" style:font-size-asian="10pt" style:font-name-complex="Arial1"/>
    </style:style>
    <style:style style:name="T5" style:family="text">
      <style:text-properties fo:font-size="10pt" style:font-size-asian="10pt"/>
    </style:style>
    <style:style style:name="T6" style:family="text">
      <style:text-properties text:display="true"/>
    </style:style>
    <style:style style:name="T7" style:family="text">
      <style:text-properties fo:language="fr" fo:country="FR" fo:font-weight="bold" style:font-weight-asian="bold" style:font-size-complex="12pt"/>
    </style:style>
    <style:style style:name="T8" style:family="text">
      <style:text-properties fo:font-weight="bold" style:font-weight-asian="bold" style:font-size-complex="12pt"/>
    </style:style>
    <style:style style:name="T9" style:family="text">
      <style:text-properties fo:color="#5f5f5f" loext:opacity="100%" style:font-name="Arial Narrow" fo:font-size="29pt" style:font-size-asian="29pt" style:font-size-complex="29pt"/>
    </style:style>
    <style:style style:name="T10" style:family="text">
      <style:text-properties fo:font-size="24pt" style:font-size-asian="24pt" style:font-size-complex="24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2"><text:span text:style-name="T1">Anmeldung einer Projektarbeit <text:s text:c="55"/></text:span><text:span text:style-name="T2">Stand 11</text:span><text:bookmark text:name="_GoBack"/><text:span text:style-name="T2">.4.2024</text:span></text:p>
      <text:p text:style-name="P15" loext:marker-style-name="T5"><text:span text:style-name="T5">Studiengang Informatik, DHBW Karlsruhe<text:line-break/>Erzbergerstr. 121, 76133 Karlsruhe<text:line-break/></text:span><draw:frame draw:style-name="fr3" draw:name="Bild 2" text:anchor-type="char" svg:x="-1.746cm" svg:y="10.41cm" svg:width="0.397cm" svg:height="0.079cm" draw:z-index="2"><draw:image xlink:href="Pictures/100000000000000F0000000350E4E106EB8C169B.png" xlink:type="simple" xlink:show="embed" xlink:actuate="onLoad" draw:mime-type="image/png"/><svg:desc>strich</svg:desc></draw:frame><text:span text:style-name="T5"> <text:line-break/>Bitte die ausgefüllte Anmeldung in Ihren Moodle-Kursraum als PDF-Datei hochladen.</text:span><text:span text:style-name="T5"/></text:p>
      <text:p text:style-name="P16" loext:marker-style-name="T5"/>
      <text:p text:style-name="P1" loext:marker-style-name="T6"/>
      <text:p text:style-name="P12"><field:fieldmark text:name="Bookmark" field:type="vnd.oasis.opendocument.field.FORMCHECKBOX"/><text:bookmark text:name="Kontrollkästchen2_Kopie_1"/><text:span text:style-name="T7"><text:s/>Projektarbeit IIa (Modul T3_2000, Praxisprojekt II, 3. </text:span><text:span text:style-name="T8">Semester)</text:span></text:p>
      <text:p text:style-name="P12"><field:fieldmark text:name="Bookmark Kopie 1" field:type="vnd.oasis.opendocument.field.FORMCHECKBOX"/><text:bookmark text:name="Kontrollkästchen2_Kopie_2"/><text:span text:style-name="T7"><text:s/>Projektarbeit IIb (Modul T3_2000, Praxisprojekt II, 4. </text:span><text:span text:style-name="T8">Semester)</text:span></text:p>
      <text:p text:style-name="P12"><field:fieldmark text:name="Bookmark Kopie 2" field:type="vnd.oasis.opendocument.field.FORMCHECKBOX"/><text:bookmark text:name="Kontrollkästchen2_Kopie_3"/><text:span text:style-name="T7"><text:s/>Große Projektarbeit II (Modul T3_2000, Praxisprojekt II, 3. - 4. </text:span><text:span text:style-name="T8">Semester)</text:span></text:p>
      <text:p text:style-name="P13"><field:fieldmark text:name="Bookmark Kopie 3" field:type="vnd.oasis.opendocument.field.FORMCHECKBOX"/><text:bookmark text:name="Kontrollkästchen3"/><text:span text:style-name="T8"><text:s/>Projektarbeit III (Modul T3_3000, Praxisprojekt III, 5. Semester)</text:span></text:p>
      <text:p text:style-name="P12"><field:fieldmark text:name="Bookmark Kopie 4" field:type="vnd.oasis.opendocument.field.FORMCHECKBOX"/><text:bookmark text:name="Kontrollkästchen2"/><text:span text:style-name="T7"><text:s/>Studienarbeit <text:s/>(Modul T3_3101, <text:s/>5. - 6. Semester</text:span><text:span text:style-name="T8">)</text:span></text:p>
      <text:p text:style-name="P12"><field:fieldmark text:name="Bookmark Kopie 5" field:type="vnd.oasis.opendocument.field.FORMCHECKBOX"/><text:bookmark text:name="Kontrollkästchen2_Kopie_4"/><text:span text:style-name="T7"><text:s/>Bachelorarbeit (Modul T3_3300, <text:s/>6. Semester</text:span><text:span text:style-name="T8">)</text:span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7" loext:marker-style-name="T5"><text:span text:style-name="T5">Kurs</text:span><text:span text:style-name="T5"/></text:p>
          </table:table-cell>
          <table:table-cell table:style-name="Tabelle1.A1" office:value-type="string">
            <text:p text:style-name="P7"/>
          </table:table-cell>
          <table:table-cell table:style-name="Tabelle1.C1" office:value-type="string">
            <text:p text:style-name="P7"/>
          </table:table-cell>
          <table:table-cell table:style-name="Tabelle1.A1" office:value-type="string">
            <text:p text:style-name="P7" loext:marker-style-name="T5"><text:span text:style-name="T5">Dualer Partner</text:span><text:span text:style-name="T5"/></text:p>
          </table:table-cell>
          <table:table-cell table:style-name="Tabelle1.A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8" loext:marker-style-name="T5"><text:span text:style-name="T5">Studierende</text:span><text:span text:style-name="T3">/</text:span><text:span text:style-name="T5">r</text:span></text:p>
            <text:p text:style-name="P8" loext:marker-style-name="T5"><text:span text:style-name="T5">EMail</text:span><text:span text:style-name="T5"/></text:p>
          </table:table-cell>
          <table:table-cell table:style-name="Tabelle1.B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D2" office:value-type="string">
            <text:p text:style-name="P8" loext:marker-style-name="T5"><text:span text:style-name="T5">Betreuer/in</text:span><text:span text:style-name="T5"/></text:p>
            <text:p text:style-name="P8" loext:marker-style-name="T5"><text:span text:style-name="T5">akad. Titel/Studium</text:span><text:span text:style-name="T5"/></text:p>
            <text:p text:style-name="P8" loext:marker-style-name="T5"><text:span text:style-name="T5">EMail</text:span><text:span text:style-name="T5"/></text:p>
            <text:p text:style-name="P8" loext:marker-style-name="T5"><text:span text:style-name="T5">Tel.</text:span><text:span text:style-name="T5"/></text:p>
          </table:table-cell>
          <table:table-cell table:style-name="Tabelle1.E2" office:value-type="string">
            <text:p text:style-name="P9"/>
          </table:table-cell>
        </table:table-row>
      </table:table>
      <text:p text:style-name="P1" loext:marker-style-name="T6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6">Titel der Arbeit</text:p>
          </table:table-cell>
          <table:table-cell table:style-name="Tabelle2.A1" office:value-type="string">
            <text:p text:style-name="P6"/>
            <text:p text:style-name="P6"/>
            <text:p text:style-name="P6"/>
          </table:table-cell>
        </table:table-row>
        <table:table-row table:style-name="Tabelle2.2">
          <table:table-cell table:style-name="Tabelle2.A1" office:value-type="string">
            <text:p text:style-name="P6">Motivation, Problemstellung, Erwartetes Ergebnis</text:p>
          </table:table-cell>
          <table:table-cell table:style-name="Tabelle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ext:soft-page-break/>
        <table:table-row table:style-name="Tabelle2.3">
          <table:table-cell table:style-name="Tabelle2.A1" office:value-type="string">
            <text:p text:style-name="P6">Geplantes Vorgehen</text:p>
          </table:table-cell>
          <table:table-cell table:style-name="Tabelle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elle2.4">
          <table:table-cell table:style-name="Tabelle2.A1" office:value-type="string">
            <text:p text:style-name="P6">Literaturliste</text:p>
            <text:p text:style-name="P6">(z.B. vorgegebene Literatur, grundlegende Literatur, Literatur zur Vorbereitung, weiterführende Literatur)</text:p>
          </table:table-cell>
          <table:table-cell table:style-name="Tabelle2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elle2.5">
          <table:table-cell table:style-name="Tabelle2.A1" office:value-type="string">
            <text:p text:style-name="P6">Sprache der Ausarbeitung</text:p>
          </table:table-cell>
          <table:table-cell table:style-name="Tabelle2.A1" office:value-type="string">
            <text:p text:style-name="P6">Deutsch [ <text:s text:c="3"/>] <text:s text:c="9"/>Englisch <text:s/>[ <text:s text:c="3"/>]</text:p>
          </table:table-cell>
        </table:table-row>
        <table:table-row table:style-name="Tabelle2.6">
          <table:table-cell table:style-name="Tabelle2.A1" office:value-type="string">
            <text:p text:style-name="P6">Datum der Erstellung der Themenmitteilung</text:p>
          </table:table-cell>
          <table:table-cell table:style-name="Tabelle2.A1" office:value-type="string">
            <text:p text:style-name="P6"/>
          </table:table-cell>
        </table:table-row>
      </table:table>
      <text:p text:style-name="P14" loext:marker-style-name="T5"/>
      <text:list text:style-name="WWNum1">
        <text:list-item>
          <text:p text:style-name="P11" loext:marker-style-name="T4"><text:span text:style-name="T4">Die Freigabe des der Projektarbeitsthemen erfolgt durch die Studiengangsleitung. Wenn Sie nicht kurzfristig eine Rückmeldung erhalten, gilt das Thema als freigegeben. </text:span><text:span text:style-name="T4"/></text:p>
        </text:list-item>
        <text:list-item>
          <text:p text:style-name="P11" loext:marker-style-name="T4"><text:span text:style-name="T4">Studienarbeiten werden durch den Betreuer freigegeben.</text:span><text:span text:style-name="T4"/></text:p>
        </text:list-item>
        <text:list-item>
          <text:p text:style-name="P11" loext:marker-style-name="T4"><text:span text:style-name="T4">Bachelorarbeiten werden durch den Prüfungssauschuss freigegeben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vers (WN)" svg:font-family="'Univers (WN)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Block" style:next-style-name="Block" style:class="text">
      <style:paragraph-properties fo:line-height="100%" fo:keep-with-next="always"/>
      <style:text-properties fo:font-weight="bold" style:font-weight-asian="bold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16.503cm" style:leader-style="solid" style:leader-text="_"/>
        </style:tab-stops>
      </style:paragraph-properties>
      <style:text-properties fo:font-size="16pt" style:font-size-asian="16pt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Block" style:default-outline-level="1" style:list-style-name="" style:class="text">
      <style:paragraph-properties fo:margin-left="1.251cm" fo:margin-right="0cm" fo:text-indent="-1.251cm" style:auto-text-indent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Block" style:default-outline-level="2" style:list-style-name="" style:class="text">
      <style:paragraph-properties fo:margin-left="1.501cm" fo:margin-right="0cm" fo:text-indent="-1.503cm" style:auto-text-indent="false"/>
    </style:style>
    <style:style style:name="Heading_20_3" style:display-name="Heading 3" style:family="paragraph" style:parent-style-name="Heading_20_2" style:default-outline-level="3" style:list-style-name="" style:class="text">
      <style:paragraph-properties fo:margin-left="3.747cm" fo:margin-right="0cm" fo:text-indent="-1.503cm" style:auto-text-indent="false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4.995cm" fo:margin-right="0cm" fo:text-indent="-1.503cm" style:auto-text-indent="false"/>
    </style:style>
    <style:style style:name="Heading_20_5" style:display-name="Heading 5" style:family="paragraph" style:parent-style-name="Heading_20_4" style:next-style-name="Normal_20_Indent" style:default-outline-level="5" style:list-style-name="" style:class="text">
      <style:paragraph-properties fo:margin-left="6.244cm" fo:margin-right="0cm" fo:text-indent="-1.503cm" style:auto-text-indent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7.493cm" fo:margin-right="0cm" fo:margin-top="0.423cm" fo:margin-bottom="0.106cm" style:contextual-spacing="false" fo:text-indent="-1.249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8.742cm" fo:margin-right="0cm" fo:margin-top="0.423cm" fo:margin-bottom="0.106cm" style:contextual-spacing="false" fo:text-indent="-1.249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9.991cm" fo:margin-right="0cm" fo:margin-top="0.423cm" fo:margin-bottom="0.106cm" style:contextual-spacing="false" fo:text-indent="-1.249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11.24cm" fo:margin-right="0cm" fo:margin-top="0.423cm" fo:margin-bottom="0.106cm" style:contextual-spacing="false" fo:text-indent="-1.249cm" style:auto-text-indent="false"/>
      <style:text-properties fo:font-size="9pt" fo:font-style="italic" style:font-size-asian="9pt" style:font-style-asian="italic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Droid Sans Devanagari1" style:font-family-complex="'Droid Sans Devanagari'" style:font-family-generic-complex="system" style:font-pitch-complex="variable" style:font-size-complex="12pt" style:font-style-complex="italic"/>
    </style:style>
    <style:style style:name="Block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/>
    </style:style>
    <style:style style:name="Illustration" style:family="paragraph" style:parent-style-name="Standard" style:class="extra">
      <style:paragraph-properties fo:padding="0.035cm" fo:border="0.74pt solid #000000" style:shadow="none"/>
    </style:style>
    <style:style style:name="Aufgabe" style:family="paragraph" style:parent-style-name="Standard" style:next-style-name="Standard">
      <style:paragraph-properties fo:margin-left="1.501cm" fo:margin-right="0cm" fo:margin-top="0cm" fo:margin-bottom="0.212cm" style:contextual-spacing="false" fo:line-height="150%" fo:text-indent="-1cm" style:auto-text-indent="false"/>
    </style:style>
    <style:style style:name="Block1" style:family="paragraph" style:parent-style-name="Block">
      <style:paragraph-properties fo:margin-left="1cm" fo:margin-right="0cm" fo:text-indent="0cm" style:auto-text-indent="false"/>
    </style:style>
    <style:style style:name="Comment" style:family="paragraph" style:parent-style-name="Standard">
      <style:text-properties fo:font-size="10pt" style:font-size-asian="10pt" text:display="none"/>
    </style:style>
    <style:style style:name="Flatter" style:family="paragraph" style:parent-style-name="Standard">
      <style:paragraph-properties fo:line-height="150%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16.503cm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style:line-height-at-least="0.847cm" fo:text-indent="-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8.502cm" style:type="center"/>
          <style:tab-stop style:position="16.503cm" style:type="right"/>
        </style:tab-stops>
      </style:paragraph-properties>
      <style:text-properties fo:font-size="14pt" style:font-size-asian="14pt"/>
    </style:style>
    <style:style style:name="Literatur" style:family="paragraph" style:parent-style-name="Standard">
      <style:paragraph-properties fo:margin-left="3.501cm" fo:margin-right="0cm" fo:margin-top="0cm" fo:margin-bottom="0.212cm" style:contextual-spacing="false" fo:line-height="150%" fo:text-indent="-2.501cm" style:auto-text-indent="false"/>
    </style:style>
    <style:style style:name="Table" style:family="paragraph" style:parent-style-name="Standard" style:class="extra">
      <style:paragraph-properties fo:margin-top="0.212cm" fo:margin-bottom="0.212cm" style:contextual-spacing="false" fo:text-align="center" style:justify-single-word="false"/>
    </style:style>
    <style:style style:name="Title" style:family="paragraph" style:parent-style-name="Block" style:class="chapter">
      <loext:graphic-properties draw:fill="solid" draw:fill-color="#e5e5e5"/>
      <style:paragraph-properties fo:margin-left="2cm" fo:margin-right="2cm" fo:margin-top="1.058cm" fo:margin-bottom="1.058cm" style:contextual-spacing="false" fo:text-align="center" style:justify-single-word="false" fo:text-indent="0cm" style:auto-text-indent="false" fo:background-color="#e5e5e5" fo:padding-left="0cm" fo:padding-right="0cm" fo:padding-top="0.423cm" fo:padding-bottom="0.423cm" fo:border-left="none" fo:border-right="none" fo:border-top="0.74pt solid #c0c0c0" fo:border-bottom="0.74pt solid #c0c0c0"/>
      <style:text-properties fo:font-size="16pt" fo:font-weight="bold" style:letter-kerning="true" style:font-size-asian="16pt" style:font-weight-asian="bold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</style:style>
    <style:style style:name="Überstrich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14pt" fo:font-weight="bold" style:font-size-asian="14pt" style:font-weight-asian="bold"/>
    </style:style>
    <style:style style:name="Enum1" style:family="paragraph" style:parent-style-name="Block1">
      <style:paragraph-properties fo:margin-left="2cm" fo:margin-right="0cm" fo:text-indent="-1cm" style:auto-text-indent="false"/>
    </style:style>
    <style:style style:name="Enum2" style:family="paragraph" style:parent-style-name="Enum1">
      <style:paragraph-properties fo:margin-left="3cm" fo:margin-right="0cm" fo:text-indent="-1cm" style:auto-text-indent="false"/>
    </style:style>
    <style:style style:name="Code" style:family="paragraph" style:parent-style-name="Block" style:next-style-name="Block">
      <loext:graphic-properties draw:fill="solid" draw:fill-color="#e5e5e5"/>
      <style:paragraph-properties fo:margin-left="1.501cm" fo:margin-right="1cm" fo:text-align="start" style:justify-single-word="false" fo:text-indent="0cm" style:auto-text-indent="false" fo:background-color="#e5e5e5" fo:padding="0.141cm" fo:border="0.74pt solid #000000" style:shadow="none"/>
      <style:text-properties style:font-name="Courier New" fo:font-family="'Courier New'" style:font-family-generic="roman" style:font-pitch="variable"/>
    </style:style>
    <style:style style:name="SBlock" style:family="paragraph" style:parent-style-name="Standard">
      <style:paragraph-properties fo:margin-top="0cm" fo:margin-bottom="0.212cm" style:contextual-spacing="false"/>
      <style:text-properties fo:font-size="8pt" style:font-size-asian="8pt"/>
    </style:style>
    <style:style style:name="Flatter1" style:family="paragraph" style:parent-style-name="Flatter">
      <style:paragraph-properties fo:margin-left="2cm" fo:margin-right="0cm" fo:margin-top="0cm" fo:margin-bottom="0.212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2cm" fo:margin-right="-0.002cm" fo:margin-top="0cm" fo:margin-bottom="0.212cm" style:contextual-spacing="false" fo:text-indent="-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elles" style:family="paragraph" style:parent-style-name="Table">
      <style:paragraph-properties fo:margin-left="0.199cm" fo:margin-right="0.199cm" fo:margin-top="0.106cm" fo:margin-bottom="0.106cm" style:contextual-spacing="false" fo:text-align="start" style:justify-single-word="false" fo:orphans="2" fo:widows="2" fo:text-indent="0cm" style:auto-text-indent="false" fo:keep-with-next="always"/>
    </style:style>
    <style:style style:name="Block2" style:family="paragraph" style:parent-style-name="Block1">
      <style:paragraph-properties fo:margin-left="2cm" fo:margin-right="0cm" fo:text-indent="0cm" style:auto-text-indent="false"/>
    </style:style>
    <style:style style:name="ASCII" style:family="paragraph" style:parent-style-name="Heading_20_1" style:default-outline-level="">
      <loext:graphic-properties draw:fill="solid" draw:fill-color="#bfbfbf"/>
      <style:paragraph-properties fo:margin-left="0.501cm" fo:margin-right="1.499cm" fo:margin-top="0cm" fo:margin-bottom="0.635cm" style:contextual-spacing="false" fo:text-indent="-1.251cm" style:auto-text-indent="false" fo:background-color="#bfbfbf" fo:padding-left="0cm" fo:padding-right="0cm" fo:padding-top="0.035cm" fo:padding-bottom="0.035cm" fo:border-left="none" fo:border-right="none" fo:border-top="0.74pt solid #000000" fo:border-bottom="0.74pt solid #000000"/>
      <style:text-properties fo:font-size="10pt" fo:font-weight="normal" style:font-size-asian="10pt" style:font-weight-asian="normal"/>
    </style:style>
    <style:style style:name="Flatter2" style:family="paragraph" style:parent-style-name="Flatter1">
      <style:paragraph-properties fo:margin-left="3cm" fo:margin-right="0cm" fo:text-indent="0cm" style:auto-text-indent="false"/>
    </style:style>
    <style:style style:name="Abschnitt" style:family="paragraph" style:parent-style-name="Standard" style:next-style-name="Standard">
      <style:text-properties fo:font-size="14pt" fo:font-weight="bold" style:font-size-asian="14pt" style:font-weight-asian="bold"/>
    </style:style>
    <style:style style:name="Abstand1" style:family="paragraph" style:parent-style-name="Comment"/>
    <style:style style:name="annotation_20_text" style:display-name="annotation text" style:family="paragraph" style:parent-style-name="Standard">
      <style:text-properties fo:font-size="10pt" style:font-size-asian="10pt"/>
    </style:style>
    <style:style style:name="Bild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4pt" fo:font-weight="bold" style:font-size-asian="14pt" style:font-weight-asian="bold"/>
    </style:style>
    <style:style style:name="Block3" style:family="paragraph" style:parent-style-name="Block2">
      <style:paragraph-properties fo:margin-left="3cm" fo:margin-right="0cm" fo:text-indent="0cm" style:auto-text-indent="false"/>
    </style:style>
    <style:style style:name="Einrück" style:family="paragraph" style:parent-style-name="Standard">
      <style:paragraph-properties fo:margin-left="1.251cm" fo:margin-right="0cm" fo:text-indent="0cm" style:auto-text-indent="false"/>
      <style:text-properties fo:font-size="14pt" fo:font-weight="bold" style:font-size-asian="14pt" style:font-weight-asian="bold"/>
    </style:style>
    <style:style style:name="Gliederung_20_0" style:display-name="Gliederung 0" style:family="paragraph" style:parent-style-name="Standard" style:next-style-name="Standard">
      <style:text-properties fo:font-weight="bold" style:font-weight-asian="bold"/>
    </style:style>
    <style:style style:name="index_20_1" style:display-name="index 1" style:family="paragraph" style:parent-style-name="Standard" style:next-style-name="Standard"/>
    <style:style style:name="Konzept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text:display="none"/>
    </style:style>
    <style:style style:name="Übung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2cm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2.501cm" fo:margin-right="1.499cm" fo:text-indent="0cm" style:auto-text-indent="false">
        <style:tab-stops>
          <style:tab-stop style:position="15.251cm" style:leader-style="dotted" style:leader-text="."/>
          <style:tab-stop style:position="16.501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3.75cm" fo:margin-right="1.499cm" fo:text-indent="0cm" style:auto-text-indent="false">
        <style:tab-stops>
          <style:tab-stop style:position="15.251cm" style:leader-style="dotted" style:leader-text="."/>
          <style:tab-stop style:position="16.501cm" style:type="right"/>
        </style:tab-stops>
      </style:paragraph-properties>
    </style:style>
    <style:style style:name="Einzug" style:family="paragraph" style:parent-style-name="Block">
      <style:paragraph-properties fo:margin-left="-1cm" fo:margin-right="0cm" fo:text-indent="0cm" style:auto-text-indent="false"/>
    </style:style>
    <style:style style:name="sblock" style:family="paragraph" style:parent-style-name="Standard">
      <style:paragraph-properties fo:margin-top="0cm" fo:margin-bottom="0.212cm" style:contextual-spacing="false" style:line-height-at-least="0.423cm" fo:text-align="justify" style:justify-single-word="false" fo:keep-together="always" fo:orphans="2" fo:widows="2"/>
      <style:text-properties style:font-name="Univers (WN)" fo:font-family="'Univers (WN)'" style:font-family-generic="roman" style:font-pitch="variable" fo:font-size="8pt" style:font-size-asian="8pt"/>
    </style:style>
    <style:style style:name="Kopfzeile-1-IT" style:family="paragraph" style:parent-style-name="Kopfzeile-1" style:next-style-name="Standard">
      <style:paragraph-properties fo:text-align="end" style:justify-single-word="false"/>
    </style:style>
    <style:style style:name="Kopfzeile-1-Logo" style:family="paragraph" style:parent-style-name="Kopfzeile-1"/>
    <style:style style:name="BlockS" style:family="paragraph" style:parent-style-name="Standard" style:next-style-name="Block">
      <style:text-properties fo:font-size="8pt" style:font-size-asian="8pt"/>
    </style:style>
    <style:style style:name="Fußzeile-1" style:family="paragraph" style:parent-style-name="Footer"/>
    <style:style style:name="Fußzeile-1-c" style:family="paragraph" style:parent-style-name="Fußzeile-1" style:next-style-name="Fußzeile-1">
      <style:paragraph-properties fo:margin-top="0.423cm" fo:margin-bottom="0cm" style:contextual-spacing="false" fo:text-align="start" style:justify-single-word="false"/>
      <style:text-properties fo:font-size="9pt" style:font-size-asian="9pt"/>
    </style:style>
    <style:style style:name="Kopfzeile-1" style:family="paragraph" style:parent-style-name="Standard" style:next-style-name="Standard">
      <style:paragraph-properties fo:margin-top="0.635cm" fo:margin-bottom="0.212cm" style:contextual-spacing="false"/>
      <style:text-properties style:font-name="Times New Roman" fo:font-family="'Times New Roman'" style:font-family-generic="roman" style:font-pitch="variable" fo:font-size="18pt" style:font-size-asian="18pt"/>
    </style:style>
    <style:style style:name="Motto" style:family="paragraph" style:parent-style-name="Standard">
      <style:paragraph-properties fo:margin-left="2cm" fo:margin-right="0cm" fo:line-height="150%" fo:text-indent="-1cm" style:auto-text-indent="false"/>
      <style:text-properties fo:font-weight="bold" style:font-weight-asian="bold"/>
    </style:style>
    <style:style style:name="Strich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2pt" style:font-size-asian="2pt"/>
    </style:style>
    <style:style style:name="Überschrift-12" style:family="paragraph" style:parent-style-name="Heading" style:next-style-name="Block">
      <style:paragraph-properties fo:orphans="0" fo:widows="0"/>
    </style:style>
    <style:style style:name="Überschrift12" style:family="paragraph" style:parent-style-name="Heading"/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Tabelle" style:family="paragraph" style:parent-style-name="Standard" loext:linked-style-name="PTabelle_20_Zchn" style:auto-update="true">
      <style:text-properties fo:font-size="9pt" fo:font-weight="bold" style:font-size-asian="9pt" style:font-weight-asian="bold" style:font-size-complex="9pt" style:font-weight-complex="bold"/>
    </style:style>
    <style:style style:name="Kopfzeile-1-BA" style:family="paragraph" style:parent-style-name="Kopfzeile-1">
      <style:paragraph-properties fo:margin-top="0.847cm" fo:margin-bottom="0.423cm" style:contextual-spacing="false"/>
      <style:text-properties fo:font-size="16pt" style:font-size-asian="1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Block" style:family="paragraph" style:parent-style-name="Block" loext:linked-style-name="PBlock_20_Zchn">
      <style:text-properties fo:font-size="11pt" style:font-size-asian="11pt" style:font-name-complex="Arial1" style:font-family-complex="Arial" style:font-family-generic-complex="system" style:font-pitch-complex="variable" style:font-size-complex="12pt"/>
    </style:style>
    <style:style style:name="hb" style:family="paragraph" style:parent-style-name="Block">
      <style:paragraph-properties fo:text-align="start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ichwort" style:family="text">
      <style:text-properties fo:font-style="italic" fo:font-weight="bold" style:font-style-asian="italic" style:font-weight-asian="bold"/>
    </style:style>
    <style:style style:name="LCode" style:family="text">
      <style:text-properties text:display="none"/>
    </style:style>
    <style:style style:name="LBlock" style:family="text">
      <style:text-properties style:text-position="0% 100%" style:font-name="Arial" fo:font-family="Arial" style:font-family-generic="roman" style:font-pitch="variable" fo:font-size="12pt" style:font-size-asian="12pt" text:display="none"/>
    </style:style>
    <style:style style:name="Token" style:family="text">
      <style:text-properties fo:color="#ff0000" loext:opacity="100%" style:font-name="Courier New" fo:font-family="'Courier New'" style:font-family-generic="roman" style:font-pitch="variable" fo:letter-spacing="0.141cm"/>
    </style:style>
    <style:style style:name="annotation_20_reference" style:display-name="annotation reference" style:family="text">
      <style:text-properties fo:font-size="8pt" style:font-size-asian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block" style:family="text">
      <style:text-properties fo:text-transform="uppercase" style:text-position="0% 100%" style:font-name="Arial" fo:font-family="Arial" style:font-family-generic="roman" style:font-pitch="variable" fo:font-size="12pt" style:font-size-asian="12pt" text:display="none"/>
    </style:style>
    <style:style style:name="PBlock_20_Zchn" style:display-name="PBlock Zchn" style:family="text" loext:linked-style-name="PBlock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PTabelle_20_Zchn" style:display-name="PTabelle Zchn" style:family="text" loext:linked-style-name="PTabelle">
      <style:text-properties style:font-name="Arial" fo:font-family="Arial" style:font-family-generic="roman" style:font-pitch="variable" fo:font-size="9pt" fo:language="de" fo:country="DE" fo:font-weight="bold" style:font-size-asian="9pt" style:language-asian="de" style:country-asian="DE" style:font-weight-asian="bold" style:font-size-complex="9pt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ufzählungszeichen1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3" style:family="table">
      <style:table-properties style:width="16.51cm" fo:margin-left="0cm" fo:margin-top="0cm" fo:margin-bottom="0cm" table:align="left" style:writing-mode="page"/>
    </style:style>
    <style:style style:name="Tabelle3.A" style:family="table-column">
      <style:table-column-properties style:column-width="4.763cm"/>
    </style:style>
    <style:style style:name="Tabelle3.B" style:family="table-column">
      <style:table-column-properties style:column-width="4.128cm"/>
    </style:style>
    <style:style style:name="Tabelle3.C" style:family="table-column">
      <style:table-column-properties style:column-width="7.62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23cm" fo:padding-right="0.123cm" fo:padding-top="0cm" fo:padding-bottom="0cm" fo:border-left="none" fo:border-right="none" fo:border-top="0.5pt solid #000000" fo:border-bottom="0.5pt solid #000000"/>
    </style:style>
    <style:style style:name="Tabelle3.C1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/>
    </style:style>
    <style:style style:name="Tabelle4" style:family="table">
      <style:table-properties style:width="16.51cm" fo:margin-left="0cm" fo:margin-top="0cm" fo:margin-bottom="0cm" table:align="left" style:writing-mode="page"/>
    </style:style>
    <style:style style:name="Tabelle4.A" style:family="table-column">
      <style:table-column-properties style:column-width="4.763cm"/>
    </style:style>
    <style:style style:name="Tabelle4.B" style:family="table-column">
      <style:table-column-properties style:column-width="4.128cm"/>
    </style:style>
    <style:style style:name="Tabelle4.C" style:family="table-column">
      <style:table-column-properties style:column-width="7.62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23cm" fo:padding-right="0.123cm" fo:padding-top="0cm" fo:padding-bottom="0cm" fo:border-left="none" fo:border-right="none" fo:border-top="0.5pt solid #000000" fo:border-bottom="0.5pt solid #000000"/>
    </style:style>
    <style:style style:name="Tabelle4.C1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/>
    </style:style>
    <style:style style:name="MP1" style:family="paragraph" style:parent-style-name="Kopfzeile-1-Logo">
      <style:paragraph-properties fo:margin-top="0cm" fo:margin-bottom="0cm" style:contextual-spacing="false" fo:orphans="0" fo:widows="0"/>
    </style:style>
    <style:style style:name="MP2" style:family="paragraph" style:parent-style-name="Kopfzeile-1-IT">
      <style:paragraph-properties fo:margin-top="0.176cm" fo:margin-bottom="0cm" style:contextual-spacing="false" fo:text-align="start" style:justify-single-word="false" fo:orphans="0" fo:widows="0"/>
    </style:style>
    <style:style style:name="MP3" style:family="paragraph" style:parent-style-name="Kopfzeile-1-IT">
      <style:paragraph-properties fo:margin-top="0.635cm" fo:margin-bottom="0cm" style:contextual-spacing="false" fo:orphans="0" fo:widows="0"/>
    </style:style>
    <style:style style:name="MT1" style:family="text">
      <style:text-properties fo:color="#5f5f5f" loext:opacity="100%" style:font-name="Arial Narrow" fo:font-size="29pt" style:font-size-asian="29pt" style:font-size-complex="29pt"/>
    </style:style>
    <style:style style:name="MT2" style:family="text">
      <style:text-properties fo:font-size="24pt" style:font-size-asian="24pt" style:font-size-complex="2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1"><draw:frame draw:style-name="Mfr1" draw:name="Bild 1" text:anchor-type="as-char" svg:width="4.509cm" svg:height="1.884cm" draw:z-index="1"><draw:image xlink:href="Pictures/100000000000021B000000E0FFAE73F7ED715901.jpg" xlink:type="simple" xlink:show="embed" xlink:actuate="onLoad" draw:mime-type="image/jpeg"/><svg:desc>DHBW_d_allg_46mm_RGB_300dpi</svg:desc></draw:frame></text:p>
            </table:table-cell>
            <table:table-cell table:style-name="Tabelle3.A1" office:value-type="string">
              <text:p text:style-name="MP2" loext:marker-style-name="MT1"><text:span text:style-name="MT1">Karlsruhe</text:span><text:span text:style-name="MT1"/></text:p>
            </table:table-cell>
            <table:table-cell table:style-name="Tabelle3.C1" office:value-type="string">
              <text:p text:style-name="MP3" loext:marker-style-name="MT2"><text:span text:style-name="MT2">Informatik</text:span><text:span text:style-name="MT2"/></text:p>
            </table:table-cell>
          </table:table-row>
        </table:table>
        <text:p text:style-name="BlockS"/>
      </style:header>
      <style:footer>
        <text:p text:style-name="Footer"><text:file-name text:display="name-and-extension">TINF-Themenmitteilung-2024-04-11.docx</text:file-name><text:s text:c="43"/><text:tab/> Seite <text:page-number text:select-page="current">2</text:page-number><text:s text:c="21"/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row table:style-name="Tabelle4.1">
            <table:table-cell table:style-name="Tabelle4.A1" office:value-type="string">
              <text:p text:style-name="MP1"><draw:frame draw:style-name="Mfr2" draw:name="Bild4" text:anchor-type="as-char" svg:width="4.509cm" svg:height="1.884cm" draw:z-index="0"><draw:image xlink:href="Pictures/100000000000021B000000E0FFAE73F7ED715901.jpg" xlink:type="simple" xlink:show="embed" xlink:actuate="onLoad" draw:mime-type="image/jpeg"/><svg:desc>DHBW_d_allg_46mm_RGB_300dpi</svg:desc></draw:frame></text:p>
            </table:table-cell>
            <table:table-cell table:style-name="Tabelle4.A1" office:value-type="string">
              <text:p text:style-name="MP2" loext:marker-style-name="MT1"><text:span text:style-name="MT1">Karlsruhe</text:span><text:span text:style-name="MT1"/></text:p>
            </table:table-cell>
            <table:table-cell table:style-name="Tabelle4.C1" office:value-type="string">
              <text:p text:style-name="MP3" loext:marker-style-name="MT2"><text:span text:style-name="MT2">Informatik</text:span><text:span text:style-name="MT2"/></text:p>
            </table:table-cell>
          </table:table-row>
        </table:table>
        <text:p text:style-name="BlockS"/>
      </style:header>
      <style:footer>
        <text:p text:style-name="Footer"><text:file-name text:display="name-and-extension">TINF-Themenmitteilung-2024-04-11.docx</text:file-name><text:s text:c="44"/>Seite <text:page-number text:select-page="current">0</text:page-number><text:s text:c="83"/>Stand: <text:date style:data-style-name="N10030" text:date-value="2024-04-10" text:fixed="true">10.04.24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</dc:title>
    <dc:subject>To</dc:subject>
    <meta:initial-creator>Informationstechnik</meta:initial-creator>
    <dc:creator>Jürgen Vollmer</dc:creator>
    <meta:editing-cycles>22</meta:editing-cycles>
    <meta:print-date>2024-04-10T15:40:00</meta:print-date>
    <meta:creation-date>2019-01-03T10:30:00</meta:creation-date>
    <dc:date>2024-04-11T06:38:00</dc:date>
    <dc:language>de-DE</dc:language>
    <meta:editing-duration>P0D</meta:editing-duration>
    <meta:generator>LibreOffice/7.5.4.1$Linux_X86_64 LibreOffice_project/50$Build-1</meta:generator>
    <meta:document-statistic meta:table-count="4" meta:image-count="3" meta:object-count="0" meta:page-count="2" meta:paragraph-count="35" meta:word-count="248" meta:character-count="1633" meta:non-whitespace-character-count="1234"/>
    <meta:user-defined meta:name="AppVersion">16.0000</meta:user-defined>
    <meta:user-defined meta:name="Company">BA Karlsruhe</meta:user-defined>
    <meta:template xlink:type="simple" xlink:actuate="onRequest" xlink:title="Normal" xlink:href=""/>
  </office:meta>
</office:document-meta>
</file>